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A0000037CC1B504B31E5B76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4" draw:style-name="gr1" draw:text-style-name="P1" draw:layer="layout" svg:width="16.427cm" svg:height="13.345cm" svg:x="0.502cm" svg:y="0.503cm">
          <draw:image xlink:href="Pictures/100000010000044A0000037CC1B504B31E5B762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7.43cm" fo:page-height="14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5:34:29.385636105</dc:date>
    <meta:editing-duration>PT5H26M57S</meta:editing-duration>
    <meta:editing-cycles>21</meta:editing-cycles>
    <meta:generator>LibreOffice/7.4.0.3$Linux_X86_64 LibreOffice_project/40$Build-3</meta:generator>
    <meta:document-statistic meta:object-count="1"/>
  </office:meta>
</office:document-meta>
</file>